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14e" officeooo:paragraph-rsid="0014614e"/>
    </style:style>
    <style:style style:name="P2" style:family="paragraph" style:parent-style-name="Standard">
      <style:text-properties officeooo:rsid="0014614e" officeooo:paragraph-rsid="0014614e"/>
    </style:style>
    <style:style style:name="P3" style:family="paragraph" style:parent-style-name="Standard">
      <style:text-properties officeooo:rsid="00151232" officeooo:paragraph-rsid="00151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zhiwehu/Python-programming-exercises/blob/master/100%2B%20Python%20challenging%20programming%20exercises.txt" text:style-name="Internet_20_link" text:visited-style-name="Visited_20_Internet_20_Link">https://github.com/zhiwehu/Python-programming-exercises/blob/master/100%2B%20Python%20challenging%20programming%20exercises.txt</text:a></text:p>
      <text:p text:style-name="P1"/>
      <text:p text:style-name="P3">Meena.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6:55:34.224338835</meta:creation-date>
    <dc:date>2017-07-27T13:19:00.011789836</dc:date>
    <meta:editing-duration>PT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134" meta:non-whitespace-character-count="134"/>
  </office:meta>
</office:document-meta>
</file>